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585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a88f" officeooo:paragraph-rsid="0015a88f" style:font-weight-asian="bold" style:font-weight-complex="bold"/>
    </style:style>
    <style:style style:name="P3" style:family="paragraph" style:parent-style-name="Standard" style:list-style-name="L1">
      <style:text-properties officeooo:rsid="0015a88f" officeooo:paragraph-rsid="0015a88f"/>
    </style:style>
    <style:style style:name="P4" style:family="paragraph" style:parent-style-name="Standard" style:list-style-name="L4">
      <style:text-properties officeooo:rsid="0015a88f" officeooo:paragraph-rsid="0015a88f"/>
    </style:style>
    <style:style style:name="P5" style:family="paragraph" style:parent-style-name="Standard" style:list-style-name="L5">
      <style:text-properties officeooo:rsid="0015a88f" officeooo:paragraph-rsid="0015a88f"/>
    </style:style>
    <style:style style:name="P6" style:family="paragraph" style:parent-style-name="Standard" style:list-style-name="L6">
      <style:text-properties officeooo:rsid="0015a88f" officeooo:paragraph-rsid="0015a88f"/>
    </style:style>
    <style:style style:name="P7" style:family="paragraph" style:parent-style-name="Standard" style:list-style-name="L2">
      <style:text-properties fo:language="de" fo:country="DE" officeooo:rsid="0015a88f" officeooo:paragraph-rsid="0015a88f"/>
    </style:style>
    <style:style style:name="P8" style:family="paragraph" style:parent-style-name="Standard" style:list-style-name="L3">
      <style:text-properties fo:language="de" fo:country="DE" officeooo:rsid="0015a88f" officeooo:paragraph-rsid="0015a88f"/>
    </style:style>
    <style:style style:name="P9" style:family="paragraph" style:parent-style-name="Standard">
      <style:text-properties fo:language="de" fo:country="DE" officeooo:paragraph-rsid="0014585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background-color="#fff200" loext:char-shading-value="0"/>
    </style:style>
    <style:style style:name="T3" style:family="text">
      <style:text-properties fo:language="de" fo:country="DE" fo:background-color="#fff200" loext:char-shading-value="0"/>
    </style:style>
    <style:style style:name="T4" style:family="text">
      <style:text-properties fo:language="de" fo:country="D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litätsanforderungen</text:p>
      <text:p text:style-name="P1"/>
      <text:p text:style-name="P1"><text:span text:style-name="T4">Aus jeder anderen Sicht</text:span><text:span text:style-name="T1"> dauert es max. 2 Klicks für den Benutzer, um nach einem </text:span><text:span text:style-name="T2">Film oder einem Darsteller zu suchen und die Suchergebnisse</text:span><text:span text:style-name="T1"> anzuzeigen.</text:span> </text:p>
      <text:list xml:id="list2985671068" text:style-name="L1">
        <text:list-item>
          <text:p text:style-name="P3">Film oder Darsteller und Suchergebnisse: In welcher Reihenfolge und/oder gemischt nicht assoziativ</text:p>
        </text:list-item>
      </text:list>
      <text:p text:style-name="P1"/>
      <text:p text:style-name="P1"><text:bookmark text:name="result_box"/><text:span text:style-name="T1">Der Benutzer kann Filme </text:span><text:span text:style-name="T2">mit möglichst wenigen</text:span><text:span text:style-name="T1"> Klicks in aufsteigender Reihenfolge sortieren.</text:span></text:p>
      <text:list xml:id="list1029429058" text:style-name="L2">
        <text:list-item>
          <text:p text:style-name="P7">Was sind möglichst wenige Klicks? 5? 100? Besser: max x Klicks</text:p>
        </text:list-item>
      </text:list>
      <text:p text:style-name="P9"/>
      <text:p text:style-name="P1"><text:bookmark text:name="result_box1"/><text:span text:style-name="T1">Die Klassen und Methoden des Movie Manager-Codes sind </text:span><text:span text:style-name="T2">nicht zu lang</text:span><text:span text:style-name="T1">. </text:span></text:p>
      <text:list xml:id="list71264085" text:style-name="L3">
        <text:list-item>
          <text:p text:style-name="P8">Was ist zu lange? Besser: Weniger als xyz Zeilen</text:p>
        </text:list-item>
      </text:list>
      <text:p text:style-name="P1"/>
      <text:p text:style-name="P1"><text:bookmark text:name="result_box2"/><text:span text:style-name="T1"><text:line-break/></text:span><text:bookmark text:name="result_box3"/><text:span text:style-name="T1">Die Suche nach einem Film oder Interpret dauert bei einer Datenbank mit 2000 Elementen auf einem </text:span><text:span text:style-name="T2">handelsüblichen</text:span><text:span text:style-name="T1"> Desktop-Computer nicht mehr als drei Sekunden.</text:span> </text:p>
      <text:list xml:id="list3933684490" text:style-name="L5">
        <text:list-item>
          <text:p text:style-name="P5">Was ist handelsüblich? Besser: Desktop-Computer mit mehr Angaben spezifizieren</text:p>
        </text:list-item>
      </text:list>
      <text:p text:style-name="P1"/>
      <text:p text:style-name="P1"><text:bookmark text:name="result_box4"/>  <text:span text:style-name="T2">Ausnahmebehandlungsmechanismen</text:span><text:span text:style-name="T1"> werden bereitgestellt.</text:span> </text:p>
      <text:list xml:id="list27623595" text:style-name="L6">
        <text:list-item>
          <text:p text:style-name="P6">Ausnahmebehandlungsmechanismen für was? Besser: Ausnahmebehandlungsmechanismen für folgende Ausnahmen: x, y, ..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19:16.345000000</meta:creation-date>
    <dc:date>2018-11-25T17:54:18.385000000</dc:date>
    <meta:editing-duration>PT22M13S</meta:editing-duration>
    <meta:editing-cycles>3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1" meta:word-count="132" meta:character-count="955" meta:non-whitespace-character-count="832"/>
  </office:meta>
</office:document-meta>
</file>